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Jacobi.Vst.Framework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Jacobi.Vst.Interop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x</text:p>
          </table:table-cell>
          <table:table-cell table:style-name="ce4"/>
          <table:table-cell office:value-type="string" table:style-name="ce4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4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4">
            <text:p>http://ncalc.codeplex.com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4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ZedGraph</text:p>
          </table:table-cell>
          <table:table-cell office:value-type="string" table:style-name="ce1">
            <text:p>5.1.6</text:p>
          </table:table-cell>
          <table:table-cell table:style-name="ce4"/>
          <table:table-cell office:value-type="string" table:style-name="ce4">
            <text:p>Build from SDK\ZedGraphs which is a modified version of the project found here 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b</meta:initial-creator>
    <dc:creator>Rob</dc:creator>
    <meta:creation-date>2012-02-17T21:19:14Z</meta:creation-date>
    <dc:date>2012-04-19T01:04:03Z</dc:date>
  </office:meta>
</office:document-meta>
</file>